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5-11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5-10-1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5-09-1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5-04-2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5-03-1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4-11-0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4-10-0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4-09-11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4-04-2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4-03-1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3-11-0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3-10-1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3-09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3-04-18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3-03-24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2-11-2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2-10-1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2-09-1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2-04-1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2-03-1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1-11-1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1-10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1-09-20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1-04-27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1-03-2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0-11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0-10-29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0-09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20-03-2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9-11-25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9-10-24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9-09-2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9-04-22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9-03-22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8-11-1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8-10-18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8-09-12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8-04-24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8-03-15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7-11-14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7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7-09-14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7-04-1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7-03-17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6-11-10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6-10-11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6-09-1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6-05-0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6-04-13 0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5-12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5-11-2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5-10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5-09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5-04-0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5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4-12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4-11-0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4-10-0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4-09-0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4-04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4-03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3-12-1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3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3-10-0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3-09-0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3-04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3-03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2-11-0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2-10-0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2-04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2-03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2-03-0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1-11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1-10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1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7-11-0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6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200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9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6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5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43</text:p>
          </table:table-cell>
          <table:table-cell office:value-type="string" calcext:value-type="string">
            <text:p>DCOG nr Conger, RICHARD STEELE</text:p>
          </table:table-cell>
          <table:table-cell office:value-type="string" calcext:value-type="string">
            <text:p>198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88" meta:object-count="0"/>
    <meta:user-defined meta:name="AppVersion">3.0</meta:user-defined>
  </office:meta>
</office:document-meta>
</file>